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377cm" svg:height="0.962cm" svg:x="1cm" svg:y="1.038cm">
          <draw:text-box>
            <text:p>Engeneering Ablauf <text:s/>IST</text:p>
          </draw:text-box>
        </draw:frame>
        <draw:frame draw:style-name="gr1" draw:layer="layout" svg:width="1.912cm" svg:height="0.962cm" svg:x="3.5cm" svg:y="13cm">
          <draw:text-box>
            <text:p>*.mic</text:p>
          </draw:text-box>
        </draw:frame>
        <draw:line draw:style-name="gr2" draw:text-style-name="P1" draw:layer="layout" svg:x1="6cm" svg:y1="13.5cm" svg:x2="12.5cm" svg:y2="13.5cm">
          <text:p/>
        </draw:line>
        <draw:frame draw:style-name="gr1" draw:layer="layout" svg:width="5.15cm" svg:height="0.962cm" svg:x="6cm" svg:y="12.038cm">
          <draw:text-box>
            <text:p>mic.exe erzeugt </text:p>
          </draw:text-box>
        </draw:frame>
        <draw:frame draw:style-name="gr1" draw:layer="layout" svg:width="1.979cm" svg:height="0.962cm" svg:x="13cm" svg:y="13cm">
          <draw:text-box>
            <text:p>*.h03</text:p>
          </draw:text-box>
        </draw:frame>
        <draw:line draw:style-name="gr3" draw:text-style-name="P1" draw:layer="layout" svg:x1="15.5cm" svg:y1="13.5cm" svg:x2="19.5cm" svg:y2="13.5cm">
          <text:p/>
        </draw:line>
        <draw:custom-shape draw:style-name="gr4" draw:text-style-name="P1" draw:layer="layout" svg:width="6.5cm" svg:height="4cm" svg:x="21cm" svg:y="11.5cm">
          <text:p text:style-name="P1">DEVICE mit micas </text:p>
          <text:p text:style-name="P1">interpreter</text:p>
          <draw:enhanced-geometry svg:viewBox="0 0 21600 21600" draw:type="rectangle" draw:enhanced-path="M 0 0 L 21600 0 21600 21600 0 21600 0 0 Z N"/>
        </draw:custom-shape>
        <draw:frame draw:style-name="gr1" draw:layer="layout" svg:width="3.766cm" svg:height="0.962cm" svg:x="15.492cm" svg:y="12.5cm">
          <draw:text-box>
            <text:p>deployment</text:p>
          </draw:text-box>
        </draw:frame>
        <draw:custom-shape draw:style-name="gr4" draw:text-style-name="P1" draw:layer="layout" svg:width="6.5cm" svg:height="4cm" svg:x="1.5cm" svg:y="3.5cm">
          <text:p text:style-name="P1">CAE2000</text:p>
          <text:p text:style-name="P1">Diagrammedito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7.5cm" svg:x2="4cm" svg:y2="12.5cm">
          <text:p/>
        </draw:line>
        <draw:frame draw:style-name="gr1" draw:layer="layout" svg:width="6.204cm" svg:height="0.962cm" svg:x="4.35cm" svg:y="9.5cm">
          <draw:text-box>
            <text:p>CAE2000 exportiert </text:p>
          </draw:text-box>
        </draw:frame>
      </draw:page>
      <draw:page draw:name="page2" draw:style-name="dp1" draw:master-page-name="Standard">
        <draw:custom-shape draw:style-name="gr5" draw:text-style-name="P1" draw:layer="layout" svg:width="4.5cm" svg:height="1cm" svg:x="2.5cm" svg:y="3.5cm">
          <text:p text:style-name="P1">Modu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4cm" svg:y="4.889cm">
          <text:p text:style-name="P1">Variabl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4cm" svg:y="6.278cm">
          <text:p text:style-name="P1">Konstant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4cm" svg:y="7.667cm">
          <text:p text:style-name="P1">Proz.Abbild.Re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4cm" svg:y="9.056cm">
          <text:p text:style-name="P1">Task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5.5cm" svg:y="10.446cm">
          <text:p text:style-name="P1">Task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7cm" svg:y="11.835cm">
          <text:p text:style-name="P1">Seite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8cm" svg:y="13.224cm">
          <text:p text:style-name="P1">Baustein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8cm" svg:y="14.613cm">
          <text:p text:style-name="P1">Baustein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cm" svg:x="8cm" svg:y="16cm">
          <text:p text:style-name="P1">Baustein 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layer="layout" svg:width="9.375cm" svg:height="0.962cm" svg:x="2.98cm" svg:y="3cm">
          <draw:text-box>
            <text:p>Identifizieren der Arbeitsabläufe</text:p>
          </draw:text-box>
        </draw:frame>
        <draw:frame draw:style-name="gr1" draw:layer="layout" svg:width="7.686cm" svg:height="0.962cm" svg:x="3.314cm" svg:y="4.5cm">
          <draw:text-box>
            <text:p>- gibt es unterschiedliche </text:p>
          </draw:text-box>
        </draw:frame>
        <draw:frame draw:style-name="gr1" draw:layer="layout" svg:width="7.686cm" svg:height="0.962cm" svg:x="3.314cm" svg:y="6cm">
          <draw:text-box>
            <text:p>- gibt es unterschiedlich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2T17:36:22</meta:creation-date>
    <dc:date>2010-04-22T19:11:48</dc:date>
    <meta:editing-duration>PT01H35M27S</meta:editing-duration>
    <meta:editing-cycles>2</meta:editing-cycles>
    <meta:generator>OpenOffice.org/3.1$Unix OpenOffice.org_project/310m19$Build-9420</meta:generator>
    <meta:document-statistic meta:object-count="24"/>
  </office:meta>
</office:document-meta>
</file>